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269395DDAD931C8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8.43cm, -0.519cm, 35.368cm, 13.50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3.852cm" svg:height="11.3cm" svg:x="0.301cm" svg:y="0.4cm">
          <draw:image xlink:href="Pictures/1000000000000BD000000FC0269395DDAD931C8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08T15:33:02.919139310</dc:date>
    <meta:editing-duration>PT2M48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